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aroundConfig.fo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roConfig.fo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roConfig.fo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BeanMethodInheritanceTests.worka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ckagePrivateBeanMethodInheritance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aroundConfig.fo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Bar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